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623cm" fo:margin-left="-0.028cm" table:align="left"/>
    </style:style>
    <style:style style:name="Tabla2.A" style:family="table-column">
      <style:table-column-properties style:column-width="3.657cm"/>
    </style:style>
    <style:style style:name="Tabla2.B" style:family="table-column">
      <style:table-column-properties style:column-width="13.96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1" style:family="table-row">
      <style:table-row-properties style:min-row-height="1.655cm"/>
    </style:style>
    <style:style style:name="Tabla2.12" style:family="table-row">
      <style:table-row-properties style:min-row-height="1.035cm"/>
    </style:style>
    <style:style style:name="Tabla3" style:family="table">
      <style:table-properties style:width="13.765cm" fo:margin-left="-0.004cm" table:align="left"/>
    </style:style>
    <style:style style:name="Tabla3.A" style:family="table-column">
      <style:table-column-properties style:column-width="13.765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721cm" table:align="right"/>
    </style:style>
    <style:style style:name="Tabla4.A" style:family="table-column">
      <style:table-column-properties style:column-width="13.721cm"/>
    </style:style>
    <style:style style:name="Tabla4.A1" style:family="table-cell">
      <style:table-cell-properties fo:padding="0.097cm" fo:border="0.05pt solid #000000"/>
    </style:style>
    <style:style style:name="Table2" style:family="table">
      <style:table-properties style:width="13.721cm" table:align="right"/>
    </style:style>
    <style:style style:name="Table2.A" style:family="table-column">
      <style:table-column-properties style:column-width="13.721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3.654cm" table:align="right"/>
    </style:style>
    <style:style style:name="Table1.A" style:family="table-column">
      <style:table-column-properties style:column-width="13.654cm"/>
    </style:style>
    <style:style style:name="Table1.A1" style:family="table-cell">
      <style:table-cell-properties fo:padding="0.097cm" fo:border="0.05pt solid #000000"/>
    </style:style>
    <style:style style:name="Tabla6" style:family="table">
      <style:table-properties style:width="13.721cm" table:align="right"/>
    </style:style>
    <style:style style:name="Tabla6.A" style:family="table-column">
      <style:table-column-properties style:column-width="13.721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3.721cm" table:align="right"/>
    </style:style>
    <style:style style:name="Tabla7.A" style:family="table-column">
      <style:table-column-properties style:column-width="13.721cm"/>
    </style:style>
    <style:style style:name="Tabla7.1" style:family="table-row">
      <style:table-row-properties style:min-row-height="0.661cm"/>
    </style:style>
    <style:style style:name="Tabla7.A1" style:family="table-cell">
      <style:table-cell-properties fo:padding="0.097cm" fo:border="0.05pt solid #000000"/>
    </style:style>
    <style:style style:name="Table3" style:family="table">
      <style:table-properties style:width="17.623cm" fo:margin-left="-0.028cm" table:align="left"/>
    </style:style>
    <style:style style:name="Table3.A" style:family="table-column">
      <style:table-column-properties style:column-width="3.657cm"/>
    </style:style>
    <style:style style:name="Table3.B" style:family="table-column">
      <style:table-column-properties style:column-width="13.96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1" style:family="table-row">
      <style:table-row-properties style:min-row-height="1.655cm"/>
    </style:style>
    <style:style style:name="Table3.12" style:family="table-row">
      <style:table-row-properties style:min-row-height="1.035cm"/>
    </style:style>
    <style:style style:name="Table4" style:family="table">
      <style:table-properties style:width="13.765cm" fo:margin-left="-0.004cm" table:align="left"/>
    </style:style>
    <style:style style:name="Table4.A" style:family="table-column">
      <style:table-column-properties style:column-width="13.76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758cm" fo:margin-left="-0.002cm" table:align="left"/>
    </style:style>
    <style:style style:name="Table5.A" style:family="table-column">
      <style:table-column-properties style:column-width="13.758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3.721cm" table:align="right"/>
    </style:style>
    <style:style style:name="Table6.A" style:family="table-column">
      <style:table-column-properties style:column-width="13.721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654cm" table:align="right"/>
    </style:style>
    <style:style style:name="Table7.A" style:family="table-column">
      <style:table-column-properties style:column-width="13.654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3.721cm" table:align="right"/>
    </style:style>
    <style:style style:name="Table8.A" style:family="table-column">
      <style:table-column-properties style:column-width="13.721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3.721cm" table:align="right"/>
    </style:style>
    <style:style style:name="Table9.A" style:family="table-column">
      <style:table-column-properties style:column-width="13.721cm"/>
    </style:style>
    <style:style style:name="Table9.1" style:family="table-row">
      <style:table-row-properties style:min-row-height="0.661cm"/>
    </style:style>
    <style:style style:name="Table9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A2" style:family="table-cell">
      <style:table-cell-properties fo:padding="0.097cm" fo:border="0.05pt solid #000000"/>
    </style:style>
    <style:style style:name="Table10" style:family="table">
      <style:table-properties style:width="17.623cm" fo:margin-left="-0.028cm" table:align="left"/>
    </style:style>
    <style:style style:name="Table10.A" style:family="table-column">
      <style:table-column-properties style:column-width="3.657cm"/>
    </style:style>
    <style:style style:name="Table10.B" style:family="table-column">
      <style:table-column-properties style:column-width="13.966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3.637cm" fo:margin-left="0.12cm" table:align="left"/>
    </style:style>
    <style:style style:name="Table11.A" style:family="table-column">
      <style:table-column-properties style:column-width="13.637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3.721cm" table:align="right"/>
    </style:style>
    <style:style style:name="Table12.A" style:family="table-column">
      <style:table-column-properties style:column-width="13.721cm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Header">
      <style:text-properties fo:font-size="10pt" officeooo:paragraph-rsid="00048e9c" style:font-size-asian="8.75pt" style:font-size-complex="10pt"/>
    </style:style>
    <style:style style:name="P2" style:family="paragraph" style:parent-style-name="Table_20_Contents">
      <style:text-properties officeooo:rsid="0000c952" officeooo:paragraph-rsid="00048e9c"/>
    </style:style>
    <style:style style:name="P3" style:family="paragraph" style:parent-style-name="Table_20_Contents">
      <style:text-properties officeooo:rsid="0000c952" officeooo:paragraph-rsid="00060914"/>
    </style:style>
    <style:style style:name="P4" style:family="paragraph" style:parent-style-name="Table_20_Contents">
      <style:text-properties officeooo:rsid="0000c952" officeooo:paragraph-rsid="00069716"/>
    </style:style>
    <style:style style:name="P5" style:family="paragraph" style:parent-style-name="Table_20_Contents">
      <style:text-properties officeooo:rsid="0000c952" officeooo:paragraph-rsid="0006abb8"/>
    </style:style>
    <style:style style:name="P6" style:family="paragraph" style:parent-style-name="Table_20_Contents">
      <style:text-properties officeooo:rsid="0005ed33" officeooo:paragraph-rsid="00048e9c"/>
    </style:style>
    <style:style style:name="P7" style:family="paragraph" style:parent-style-name="Table_20_Contents">
      <style:text-properties officeooo:rsid="0005ed33" officeooo:paragraph-rsid="00069716"/>
    </style:style>
    <style:style style:name="P8" style:family="paragraph" style:parent-style-name="Table_20_Contents">
      <style:text-properties officeooo:rsid="0005ed33" officeooo:paragraph-rsid="001049a2"/>
    </style:style>
    <style:style style:name="P9" style:family="paragraph" style:parent-style-name="Table_20_Contents">
      <style:text-properties officeooo:rsid="0005ed33" officeooo:paragraph-rsid="00138257"/>
    </style:style>
    <style:style style:name="P10" style:family="paragraph" style:parent-style-name="Table_20_Contents">
      <style:text-properties officeooo:paragraph-rsid="00048e9c"/>
    </style:style>
    <style:style style:name="P11" style:family="paragraph" style:parent-style-name="Table_20_Contents">
      <style:text-properties officeooo:paragraph-rsid="00069716"/>
    </style:style>
    <style:style style:name="P12" style:family="paragraph" style:parent-style-name="Table_20_Contents">
      <style:text-properties officeooo:rsid="00060914" officeooo:paragraph-rsid="00069716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paragraph-rsid="00048e9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0pt" fo:font-weight="normal" officeooo:paragraph-rsid="00048e9c" style:font-size-asian="10pt" style:font-weight-asian="normal" style:font-size-complex="10pt" style:font-weight-complex="normal"/>
    </style:style>
    <style:style style:name="P15" style:family="paragraph" style:parent-style-name="Standard">
      <style:text-properties officeooo:paragraph-rsid="00048e9c"/>
    </style:style>
    <style:style style:name="P16" style:family="paragraph" style:parent-style-name="Standard">
      <style:text-properties officeooo:paragraph-rsid="00069716"/>
    </style:style>
    <style:style style:name="P17" style:family="paragraph" style:parent-style-name="Standard">
      <style:text-properties officeooo:paragraph-rsid="00069716"/>
    </style:style>
    <style:style style:name="P18" style:family="paragraph" style:parent-style-name="Standard">
      <style:text-properties officeooo:paragraph-rsid="0015270a"/>
    </style:style>
    <style:style style:name="P19" style:family="paragraph" style:parent-style-name="Table_20_Contents">
      <style:text-properties officeooo:rsid="00069716" officeooo:paragraph-rsid="0011f77d"/>
    </style:style>
    <style:style style:name="P20" style:family="paragraph" style:parent-style-name="Table_20_Contents">
      <style:text-properties officeooo:rsid="00069716" officeooo:paragraph-rsid="001049a2"/>
    </style:style>
    <style:style style:name="P21" style:family="paragraph" style:parent-style-name="Table_20_Contents">
      <style:text-properties officeooo:rsid="00048e9c" officeooo:paragraph-rsid="0011f77d"/>
    </style:style>
    <style:style style:name="P22" style:family="paragraph" style:parent-style-name="Table_20_Contents">
      <style:text-properties officeooo:rsid="0000c952" officeooo:paragraph-rsid="0015270a"/>
    </style:style>
    <style:style style:name="P23" style:family="paragraph" style:parent-style-name="Table_20_Contents">
      <style:text-properties officeooo:rsid="0000c952" officeooo:paragraph-rsid="0016ad45"/>
    </style:style>
    <style:style style:name="P24" style:family="paragraph" style:parent-style-name="Table_20_Contents">
      <style:text-properties officeooo:rsid="0015270a" officeooo:paragraph-rsid="0015270a"/>
    </style:style>
    <style:style style:name="P25" style:family="paragraph" style:parent-style-name="Table_20_Contents">
      <style:text-properties officeooo:rsid="00060914" officeooo:paragraph-rsid="0015270a"/>
    </style:style>
    <style:style style:name="P26" style:family="paragraph" style:parent-style-name="Table_20_Contents">
      <style:text-properties officeooo:paragraph-rsid="0015270a"/>
    </style:style>
    <style:style style:name="T1" style:family="text">
      <style:text-properties officeooo:rsid="00069716"/>
    </style:style>
    <style:style style:name="T2" style:family="text">
      <style:text-properties officeooo:rsid="0000c952"/>
    </style:style>
    <style:style style:name="T3" style:family="text">
      <style:text-properties officeooo:rsid="00048e9c"/>
    </style:style>
    <style:style style:name="T4" style:family="text">
      <style:text-properties officeooo:rsid="0006091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48e9c" style:font-style-asian="italic" style:font-style-complex="italic"/>
    </style:style>
    <style:style style:name="T7" style:family="text">
      <style:text-properties fo:font-style="italic" officeooo:rsid="0015270a" style:font-style-asian="italic" style:font-style-complex="italic"/>
    </style:style>
    <style:style style:name="T8" style:family="text">
      <style:text-properties officeooo:rsid="000a5d98"/>
    </style:style>
    <style:style style:name="T9" style:family="text">
      <style:text-properties officeooo:rsid="000d9022"/>
    </style:style>
    <style:style style:name="T10" style:family="text">
      <style:text-properties officeooo:rsid="0016ad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specificación de casos de prueba <text:span text:style-name="T2">funcionales</text:span></text:p>
      <text:p text:style-name="P14">(<text:span text:style-name="T2">Entrega#1</text:span>)</text:p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Historia de usuario: </text:p>
          </table:table-cell>
          <table:table-cell table:style-name="Tabla2.B1" office:value-type="string">
            <text:p text:style-name="P2">Como <text:span text:style-name="T3">un cliente</text:span></text:p>
            <text:p text:style-name="P2">necesito <text:span text:style-name="T3">poder logearme a la aplicación</text:span></text:p>
            <text:p text:style-name="P2">de manera tal que <text:span text:style-name="T3">sea posible tener acceso a las paginas desactivadas </text:span></text:p>
          </table:table-cell>
        </table:table-row>
        <table:table-row>
          <table:table-cell table:style-name="Tabla2.A2" office:value-type="string">
            <text:p text:style-name="P2">Escenario #<text:span text:style-name="T4">1</text:span>:</text:p>
          </table:table-cell>
          <table:table-cell table:style-name="Tabla2.B2" office:value-type="string">
            <text:p text:style-name="P22">Estoy en el URL: <text:span text:style-name="T7">lo</text:span><text:span text:style-name="T6">calhost/</text:span><text:span text:style-name="T7">GOA/Sof/t</text:span><text:span text:style-name="T6">ienda</text:span><text:span text:style-name="T7">Prueba</text:span><text:span text:style-name="T6">/</text:span><text:span text:style-name="T7">U</text:span><text:span text:style-name="T6">sers/</text:span><text:span text:style-name="T7">login</text:span></text:p>
          </table:table-cell>
        </table:table-row>
        <table:table-row>
          <table:table-cell table:style-name="Tabla2.A2" office:value-type="string">
            <text:p text:style-name="P2">Cuando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2">1. Lleno <text:span text:style-name="T3">el campo Username mal y el campo Password correctamente</text:span></text:p>
                </table:table-cell>
              </table:table-row>
              <table:table-row>
                <table:table-cell table:style-name="Tabla3.A2" office:value-type="string">
                  <text:p text:style-name="P2">2. Selecciono <text:span text:style-name="T3">el botón “Login”</text:span>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2.A2" office:value-type="string">
            <text:p text:style-name="P2">Entonces debería obtener:</text:p>
          </table:table-cell>
          <table:table-cell table:style-name="Tabla2.B2" office:value-type="string"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12">En pantalla deberá salir un mensaje arriba de los campos que indique que revise la información o que se cree una nueva cuenta.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2.A2" office:value-type="string">
            <text:p text:style-name="P6">Comprobación:</text:p>
          </table:table-cell>
          <table:table-cell table:style-name="Tabla2.B2" office:value-type="string">
            <text:p text:style-name="P6">100% por qué los métodos funcionaron como debían </text:p>
          </table:table-cell>
        </table:table-row>
        <table:table-row>
          <table:table-cell table:style-name="Tabla2.A2" office:value-type="string">
            <text:p text:style-name="P2">Escenario #<text:span text:style-name="T4">2</text:span>:</text:p>
          </table:table-cell>
          <table:table-cell table:style-name="Tabla2.B2" office:value-type="string">
            <text:p text:style-name="P22">Estoy en el URL: <text:span text:style-name="T5"><text:s/></text:span><text:span text:style-name="T7">lo</text:span><text:span text:style-name="T6">calhost/</text:span><text:span text:style-name="T7">GOA/Sof/t</text:span><text:span text:style-name="T6">ienda</text:span><text:span text:style-name="T7">Prueba</text:span><text:span text:style-name="T6">/</text:span><text:span text:style-name="T7">U</text:span><text:span text:style-name="T6">sers/</text:span><text:span text:style-name="T7">login</text:span></text:p>
          </table:table-cell>
        </table:table-row>
        <table:table-row>
          <table:table-cell table:style-name="Tabla2.A2" office:value-type="string">
            <text:p text:style-name="P2">Cuando</text:p>
          </table:table-cell>
          <table:table-cell table:style-name="Tabla2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">1. Lleno <text:span text:style-name="T3">el campo Username correctamente y el campo password mal</text:span></text:p>
                </table:table-cell>
              </table:table-row>
              <table:table-row>
                <table:table-cell table:style-name="Table2.A2" office:value-type="string">
                  <text:p text:style-name="P3">2. Selecciono <text:span text:style-name="T3">el botón “Login”</text:span>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2.A2" office:value-type="string">
            <text:p text:style-name="P2">Entonces debería obtener:</text:p>
          </table:table-cell>
          <table:table-cell table:style-name="Tabla2.B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4">En pantalla <text:span text:style-name="T1">deberá salir un mensaje arriba de los campos que indique que revise la información o que se cree una nueva cuenta.</text:span>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2.A2" office:value-type="string">
            <text:p text:style-name="P6">Comprobación</text:p>
          </table:table-cell>
          <table:table-cell table:style-name="Tabla2.B2" office:value-type="string">
            <text:p text:style-name="P7">100% por qué los métodos funcionaron como debían </text:p>
          </table:table-cell>
        </table:table-row>
        <table:table-row>
          <table:table-cell table:style-name="Tabla2.A2" office:value-type="string">
            <text:p text:style-name="P2">Escenario #<text:span text:style-name="T1">3</text:span>:</text:p>
          </table:table-cell>
          <table:table-cell table:style-name="Tabla2.B2" office:value-type="string">
            <text:p text:style-name="P22">Estoy en el URL:<text:span text:style-name="T5"> </text:span><text:span text:style-name="T7">lo</text:span><text:span text:style-name="T6">calhost/</text:span><text:span text:style-name="T7">GOA/Sof/t</text:span><text:span text:style-name="T6">ienda</text:span><text:span text:style-name="T7">Prueba</text:span><text:span text:style-name="T6">/</text:span><text:span text:style-name="T7">U</text:span><text:span text:style-name="T6">sers/</text:span><text:span text:style-name="T7">login</text:span></text:p>
          </table:table-cell>
        </table:table-row>
        <table:table-row table:style-name="Tabla2.11">
          <table:table-cell table:style-name="Tabla2.A2" office:value-type="string">
            <text:p text:style-name="P2">Cuando</text:p>
          </table:table-cell>
          <table:table-cell table:style-name="Tabla2.B2" office:value-type="string">
            <table:table table:name="Tabla6" table:style-name="Tabla6">
              <table:table-column table:style-name="Tabla6.A"/>
              <table:table-row>
                <table:table-cell table:style-name="Tabla6.A1" office:value-type="string">
                  <text:p text:style-name="P5">1. Lleno <text:span text:style-name="T3">el campo Username y el campo Password correctamente</text:span></text:p>
                </table:table-cell>
              </table:table-row>
              <table:table-row>
                <table:table-cell table:style-name="Tabla6.A2" office:value-type="string">
                  <text:p text:style-name="P3">2. Selecciono <text:span text:style-name="T3">el botón “Login”</text:span></text:p>
                </table:table-cell>
              </table:table-row>
            </table:table>
            <text:p text:style-name="P10"/>
          </table:table-cell>
        </table:table-row>
        <table:table-row table:style-name="Tabla2.12">
          <table:table-cell table:style-name="Tabla2.A2" office:value-type="string">
            <text:p text:style-name="P2">Entonces debería obtener:</text:p>
          </table:table-cell>
          <table:table-cell table:style-name="Tabla2.B2" office:value-type="string">
            <table:table table:name="Tabla7" table:style-name="Tabla7">
              <table:table-column table:style-name="Tabla7.A"/>
              <table:table-row table:style-name="Tabla7.1">
                <table:table-cell table:style-name="Tabla7.A1" office:value-type="string">
                  <text:p text:style-name="P19">En pantalla deberá cambiar la página al home y salir un “pop up” que indique que se creo el usuario correctamente.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2.A2" office:value-type="string">
            <text:p text:style-name="P6">Comprobación</text:p>
          </table:table-cell>
          <table:table-cell table:style-name="Tabla2.B2" office:value-type="string">
            <text:p text:style-name="P9">100% por qué los métodos funcionaron como debían 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4">Historia de usuario: </text:p>
          </table:table-cell>
          <table:table-cell table:style-name="Table3.B1" office:value-type="string">
            <text:p text:style-name="P4">Como <text:span text:style-name="T3">un cliente</text:span></text:p>
            <text:p text:style-name="P4">necesito <text:span text:style-name="T3">poder crearme una nueva cuenta si no tengo una</text:span></text:p>
            <text:p text:style-name="P4">de manera tal que <text:span text:style-name="T1">tenga un usuario en la aplicación para poder logearme.</text:span></text:p>
          </table:table-cell>
        </table:table-row>
        <table:table-row>
          <table:table-cell table:style-name="Table3.A2" office:value-type="string">
            <text:p text:style-name="P4">Escenario #<text:span text:style-name="T4">1</text:span>:</text:p>
          </table:table-cell>
          <table:table-cell table:style-name="Table3.B2" office:value-type="string">
            <text:p text:style-name="P22">Estoy en el URL: <text:span text:style-name="T7">lo</text:span><text:span text:style-name="T6">calhost/</text:span><text:span text:style-name="T7">GOA/Sof/t</text:span><text:span text:style-name="T6">ienda</text:span><text:span text:style-name="T7">Prueba</text:span><text:span text:style-name="T6">/</text:span><text:span text:style-name="T7">U</text:span><text:span text:style-name="T6">sers/</text:span><text:span text:style-name="T7">add</text:span></text:p>
          </table:table-cell>
        </table:table-row>
        <table:table-row>
          <table:table-cell table:style-name="Table3.A2" office:value-type="string">
            <text:p text:style-name="P4">Cuando</text:p>
          </table:table-cell>
          <table:table-cell table:style-name="Table3.B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1. <text:span text:style-name="T9">Debo l</text:span>len<text:span text:style-name="T9">ar</text:span> <text:span text:style-name="T8">los campos Username, Password, Confirm Password, Name, Last Name, Addres, Email, Gender y Birth Date. Pero dejo alguno de estos en blanco.</text:span></text:p>
                </table:table-cell>
              </table:table-row>
              <table:table-row>
                <table:table-cell table:style-name="Table4.A2" office:value-type="string">
                  <text:p text:style-name="P4">2. Selecciono <text:span text:style-name="T3">el botón “Submit”</text:span>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3.A2" office:value-type="string">
            <text:p text:style-name="P4">Entonces debería obtener:</text:p>
          </table:table-cell>
          <table:table-cell table:style-name="Table3.B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2">En pantalla <text:span text:style-name="T9">debería marcarse de rojo alrededor del espacio que quedo sin llenar y salir un mensaje que indique que se llene el campo en blanco. </text:span>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3.A2" office:value-type="string">
            <text:p text:style-name="P7">Comprobación:</text:p>
          </table:table-cell>
          <table:table-cell table:style-name="Table3.B2" office:value-type="string">
            <text:p text:style-name="P7">100% por qué <text:span text:style-name="T9">la función esta implementado correctamente.</text:span></text:p>
          </table:table-cell>
        </table:table-row>
        <table:table-row>
          <table:table-cell table:style-name="Table3.A2" office:value-type="string">
            <text:p text:style-name="P4">Escenario #<text:span text:style-name="T4">2</text:span>:</text:p>
          </table:table-cell>
          <table:table-cell table:style-name="Table3.B2" office:value-type="string">
            <text:p text:style-name="P22">Estoy en el URL: <text:s/><text:span text:style-name="T7">lo</text:span><text:span text:style-name="T6">calhost/</text:span><text:span text:style-name="T7">GOA/Sof/t</text:span><text:span text:style-name="T6">ienda</text:span><text:span text:style-name="T7">Prueba</text:span><text:span text:style-name="T6">/</text:span><text:span text:style-name="T7">U</text:span><text:span text:style-name="T6">sers/</text:span><text:span text:style-name="T7">add</text:span></text:p>
          </table:table-cell>
        </table:table-row>
        <table:table-row>
          <table:table-cell table:style-name="Table3.A2" office:value-type="string">
            <text:p text:style-name="P4">Cuando</text:p>
          </table:table-cell>
          <table:table-cell table:style-name="Table3.B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1. <text:span text:style-name="T9">Debo l</text:span>len<text:span text:style-name="T9">ar</text:span> <text:span text:style-name="T8">los campos Username, Password, Confirm Password, Name, Last Name, Addres, Email, Gender y Birth Date. Pero la información del campo Password y el campo Confirm Password son diferentes.</text:span></text:p>
                </table:table-cell>
              </table:table-row>
              <table:table-row>
                <table:table-cell table:style-name="Table6.A2" office:value-type="string">
                  <text:p text:style-name="P4">2. Selecciono <text:span text:style-name="T3">el botón “Submit”</text:span>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3.A2" office:value-type="string">
            <text:p text:style-name="P4">Entonces debería obtener:</text:p>
          </table:table-cell>
          <table:table-cell table:style-name="Table3.B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0">En pantalla debería marcarse de rojo alrededor del espacio Confirm Password e indicarse que la contraseña es diferente.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3.A2" office:value-type="string">
            <text:p text:style-name="P7">Comprobación</text:p>
          </table:table-cell>
          <table:table-cell table:style-name="Table3.B2" office:value-type="string">
            <text:p text:style-name="P8">100% por qué <text:span text:style-name="T9">la función esta implementado correctamente.</text:span></text:p>
          </table:table-cell>
        </table:table-row>
        <table:table-row>
          <table:table-cell table:style-name="Table3.A2" office:value-type="string">
            <text:p text:style-name="P4">Escenario #<text:span text:style-name="T1">3</text:span>:</text:p>
          </table:table-cell>
          <table:table-cell table:style-name="Table3.B2" office:value-type="string">
            <text:p text:style-name="P22">Estoy en el URL: <text:span text:style-name="T7">lo</text:span><text:span text:style-name="T6">calhost/</text:span><text:span text:style-name="T7">GOA/Sof/t</text:span><text:span text:style-name="T6">ienda</text:span><text:span text:style-name="T7">Prueba</text:span><text:span text:style-name="T6">/</text:span><text:span text:style-name="T7">U</text:span><text:span text:style-name="T6">sers/</text:span><text:span text:style-name="T7">add</text:span></text:p>
          </table:table-cell>
        </table:table-row>
        <table:table-row table:style-name="Table3.11">
          <table:table-cell table:style-name="Table3.A2" office:value-type="string">
            <text:p text:style-name="P4">Cuando</text:p>
          </table:table-cell>
          <table:table-cell table:style-name="Table3.B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21">1. Lleno los campos Username, Password, Confirm Password, Name, Last Name, Addres, Email, Gender y Birth Date conrrectamente y la información del campo Password y el campo Confirm Password son iguales.</text:p>
                </table:table-cell>
              </table:table-row>
              <table:table-row>
                <table:table-cell table:style-name="Table8.A2" office:value-type="string">
                  <text:p text:style-name="P4">2. Selecciono <text:span text:style-name="T3">el botón “login”</text:span></text:p>
                </table:table-cell>
              </table:table-row>
            </table:table>
            <text:p text:style-name="P11"/>
          </table:table-cell>
        </table:table-row>
        <table:table-row table:style-name="Table3.12">
          <table:table-cell table:style-name="Table3.A2" office:value-type="string">
            <text:p text:style-name="P4">Entonces debería obtener:</text:p>
          </table:table-cell>
          <table:table-cell table:style-name="Table3.B2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4">En pantalla <text:span text:style-name="T1">deberá cambiar la página al perfil de cada usuario.</text:span></text:p>
                </table:table-cell>
              </table:table-row>
              <table:table-row table:style-name="Table9.1">
                <table:table-cell table:style-name="Table9.A2" office:value-type="string">
                  <text:p text:style-name="P24">En la base de datos debería de haber un nuevo usuaria agregado con todos los datos que llenó.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3.A2" office:value-type="string">
            <text:p text:style-name="P7">Comprobación</text:p>
          </table:table-cell>
          <table:table-cell table:style-name="Table3.B2" office:value-type="string">
            <text:p text:style-name="P7">100% por qué los métodos funcionaron correctamente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2">Historia de usuario: </text:p>
          </table:table-cell>
          <table:table-cell table:style-name="Table10.B1" office:value-type="string">
            <text:p text:style-name="P22">Como <text:span text:style-name="T3">un cliente</text:span></text:p>
            <text:p text:style-name="P22">necesito <text:span text:style-name="T3">poder deslogearme de la página cuando ocupe</text:span></text:p>
            <text:p text:style-name="P22">de manera tal que <text:span text:style-name="T10">no pueda deter acceso a mi perfil y paginas hasta volverme a logear. </text:span></text:p>
          </table:table-cell>
        </table:table-row>
        <table:table-row>
          <table:table-cell table:style-name="Table10.A2" office:value-type="string">
            <text:p text:style-name="P22">Escenario #<text:span text:style-name="T4">1</text:span>:</text:p>
          </table:table-cell>
          <table:table-cell table:style-name="Table10.B2" office:value-type="string">
            <text:p text:style-name="P22">Estoy en el URL: <text:span text:style-name="T7">lo</text:span><text:span text:style-name="T6">calhost/</text:span><text:span text:style-name="T7">GOA/Sof/t</text:span><text:span text:style-name="T6">ienda</text:span><text:span text:style-name="T7">Prueba</text:span><text:span text:style-name="T6">/</text:span><text:span text:style-name="T7">U</text:span><text:span text:style-name="T6">sers/</text:span><text:span text:style-name="T7">Profile</text:span></text:p>
          </table:table-cell>
        </table:table-row>
        <table:table-row>
          <table:table-cell table:style-name="Table10.A2" office:value-type="string">
            <text:p text:style-name="P22">Cuando</text:p>
          </table:table-cell>
          <table:table-cell table:style-name="Table10.B2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3"><text:span text:style-name="T10">1. Selecciono el botón “Logout”</text:span></text:p>
                </table:table-cell>
              </table:table-row>
            </table:table>
            <text:p text:style-name="P26"/>
          </table:table-cell>
        </table:table-row>
        <table:table-row>
          <table:table-cell table:style-name="Table10.A2" office:value-type="string">
            <text:p text:style-name="P22">Entonces debería obtener:</text:p>
          </table:table-cell>
          <table:table-cell table:style-name="Table10.B2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5">En pantalla <text:span text:style-name="T10">debería cambiarse la página a la página de login</text:span></text:p>
                </table:table-cell>
              </table:table-row>
            </table:table>
            <text:p text:style-name="P26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048e9c" style:font-size-asian="8.75pt" style:font-size-complex="10pt"/>
    </style:style>
    <style:style style:name="MT1" style:family="text">
      <style:text-properties officeooo:rsid="00069716"/>
    </style:style>
    <style:page-layout style:name="Mpm1">
      <style:page-layout-properties fo:page-width="21.59cm" fo:page-height="27.94cm" style:num-format="1" style:print-orientation="portrait" fo:margin-top="0.9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4cm" fo:margin-left="0cm" fo:margin-right="0cm" fo:margin-bottom="0.499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<text:tab/><text:tab/><text:date style:data-style-name="N37" text:date-value="2014-10-13T00:00:03.567307395" text:fixed="true">13/10/14</text:date></text:p>
        <text:p text:style-name="MP1">Elaborado por: <text:tab/><text:tab/><text:page-number text:select-page="current">2</text:page-number></text:p>
      </style:header>
      <style:header-first style:display="false">
        <text:p text:style-name="MP1">Sistema: <text:span text:style-name="MT1">Tineda Online</text:span><text:tab/><text:tab/><text:date style:data-style-name="N37" text:date-value="2014-10-13T00:00:03.567307395" text:fixed="true">13/10/14</text:date></text:p>
        <text:p text:style-name="MP1">Elaborado por: <text:tab/><text:tab/><text:page-number text:select-page="current">1</text:page-number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0:30:06.972000000</meta:creation-date>
    <meta:editing-duration>PT47M15S</meta:editing-duration>
    <meta:editing-cycles>11</meta:editing-cycles>
    <meta:generator>LibreOffice/4.1.3.2$Windows_x86 LibreOffice_project/70feb7d99726f064edab4605a8ab840c50ec57a</meta:generator>
    <dc:date>2014-10-13T12:44:08.184000000</dc:date>
    <meta:document-statistic meta:table-count="17" meta:image-count="0" meta:object-count="0" meta:page-count="3" meta:paragraph-count="79" meta:word-count="537" meta:character-count="3526" meta:non-whitespace-character-count="3049"/>
  </office:meta>
</office:document-meta>
</file>